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list-style-name="WWNum2">
      <style:paragraph-properties fo:margin-left="1in" fo:margin-right="0in" fo:text-indent="-0.25in" style:auto-text-indent="false"/>
      <style:text-properties style:text-underline-style="none"/>
    </style:style>
    <style:style style:name="P5" style:family="paragraph" style:parent-style-name="Heading_20_2"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3oqx2y8s18c"/>DB - ACID</text:p>
      <text:p text:style-name="Standard">To maintain the integrity of a database, all transactions must obey ACID properties. <text:span text:style-name="T1">ACID</text:span> is an acronym for</text:p>
      <text:p text:style-name="Standard"><text:span text:style-name="T2">atomicity</text:span>, <text:span text:style-name="T2">consistency</text:span>, <text:span text:style-name="T2">isolation</text:span>, and <text:span text:style-name="T2">durability</text:span>.</text:p>
      <text:list xml:id="list2399836182" text:style-name="WWNum1">
        <text:list-item>
          <text:p text:style-name="P1">Atomicity: A transaction is an atomic unit; hence, all the instructions within a transaction will successfully execute, or none of them will execute.If any of the instructions fail, the entire transaction should abort and rollback.</text:p>
        </text:list-item>
        <text:list-item>
          <text:p text:style-name="P1">Consistency: A database is initially in a consistent state, and it should remain consistent after every transaction.</text:p>
        </text:list-item>
        <text:list-item>
          <text:p text:style-name="P1">Isolation: If the multiple transactions are running concurrently, they should not be affected by each other, the result should be the same as the result obtained if the transactions were running sequentially.</text:p>
        </text:list-item>
        <text:list-item>
          <text:p text:style-name="P1">Durability: Changes that have been committed to the database should remain even in the case of software and hardware failure. These updates now become permanent and are stored in non-volatile memory. The effects of the transaction, thus, are never lost.</text:p>
        </text:list-item>
      </text:list>
      <text:p text:style-name="Heading_20_2"><text:bookmark text:name="_h953q755kwo5"/>ORM</text:p>
      <text:list xml:id="list109890481" text:style-name="WWNum2">
        <text:list-item>
          <text:p text:style-name="P2">SQLAlchemy:</text:p>
          <text:list>
            <text:list-item>
              <text:p text:style-name="P3">In some ways, the ORM is a bonus to Core that automates commonly-required create, read, update and delete operations.</text:p>
            </text:list-item>
            <text:list-item>
              <text:p text:style-name="P3">Can be used with or without the ORM features.</text:p>
            </text:list-item>
            <text:list-item>
              <text:p text:style-name="P3">It allows to write Python code to map from the database schema to the applications' Python objects. No SQL is required to create, maintain and query the database. </text:p>
            </text:list-item>
            <text:list-item>
              <text:p text:style-name="P3">The mapping allows SQLAlchemy to handle the underlying database so developers can work with their Python objects instead of writing bridge code to get data in and out of relational tables.</text:p>
            </text:list-item>
            <text:list-item>
              <text:p text:style-name="P4"/>
            </text:list-item>
          </text:list>
        </text:list-item>
        <text:list-item>
          <text:p text:style-name="P2">The Django ORM: </text:p>
          <text:list>
            <text:list-item>
              <text:p text:style-name="P3">includes a default<text:a xlink:type="simple" xlink:href="https://www.fullstackpython.com/object-relational-mappers-orms.html" text:style-name="ListLabel_20_19" text:visited-style-name="ListLabel_20_19"> </text:a><text:a xlink:type="simple" xlink:href="https://www.fullstackpython.com/object-relational-mappers-orms.html" text:style-name="ListLabel_20_19" text:visited-style-name="ListLabel_20_19">object-relational mapping layer (ORM)</text:a> that can be used to interact with application<text:a xlink:type="simple" xlink:href="https://www.fullstackpython.com/data.html" text:style-name="ListLabel_20_19" text:visited-style-name="ListLabel_20_19"> </text:a><text:a xlink:type="simple" xlink:href="https://www.fullstackpython.com/data.html" text:style-name="ListLabel_20_19" text:visited-style-name="ListLabel_20_19">data</text:a> from various<text:a xlink:type="simple" xlink:href="https://www.fullstackpython.com/databases.html" text:style-name="ListLabel_20_19" text:visited-style-name="ListLabel_20_19"> </text:a><text:a xlink:type="simple" xlink:href="https://www.fullstackpython.com/databases.html" text:style-name="ListLabel_20_19" text:visited-style-name="ListLabel_20_19">relational databases</text:a> such as<text:a xlink:type="simple" xlink:href="https://www.fullstackpython.com/sqlite.html" text:style-name="ListLabel_20_19" text:visited-style-name="ListLabel_20_19"> </text:a><text:a xlink:type="simple" xlink:href="https://www.fullstackpython.com/sqlite.html" text:style-name="ListLabel_20_19" text:visited-style-name="ListLabel_20_19">SQLite</text:a>,<text:a xlink:type="simple" xlink:href="https://www.fullstackpython.com/postgresql.html" text:style-name="ListLabel_20_19" text:visited-style-name="ListLabel_20_19"> </text:a><text:a xlink:type="simple" xlink:href="https://www.fullstackpython.com/postgresql.html" text:style-name="ListLabel_20_19" text:visited-style-name="ListLabel_20_19">PostgreSQL</text:a> and<text:a xlink:type="simple" xlink:href="https://www.fullstackpython.com/mysql.html" text:style-name="ListLabel_20_19" text:visited-style-name="ListLabel_20_19"> </text:a><text:a xlink:type="simple" xlink:href="https://www.fullstackpython.com/mysql.html" text:style-name="ListLabel_20_19" text:visited-style-name="ListLabel_20_19">MySQL</text:a>.</text:p>
            </text:list-item>
          </text:list>
        </text:list-item>
        <text:list-item>
          <text:p text:style-name="P2">PonyORM:</text:p>
          <text:list>
            <text:list-item>
              <text:p text:style-name="P3">It let write complex SQL queries using the python generator syntax, and then converts and executes this as SQL.</text:p>
            </text:list-item>
            <text:list-item>
              <text:p text:style-name="P3">Simplicity of writing fairly complex queries.</text:p>
            </text:list-item>
            <text:list-item>
              <text:p text:style-name="P3">It eliminates the need to use a function like <text:span text:style-name="T1">commit()</text:span> at the end of all functions where to update a record.</text:p>
            </text:list-item>
            <text:list-item>
              <text:p text:style-name="P3">It has support for One-To-One, One-To-Many and Many-To-Many relationships.</text:p>
            </text:list-item>
            <text:list-item>
              <text:p text:style-name="P3">Doesn't yet have migrations.</text:p>
            </text:list-item>
          </text:list>
        </text:list-item>
        <text:list-item>
          <text:p text:style-name="P2">Peewee:</text:p>
          <text:list>
            <text:list-item>
              <text:p text:style-name="P3">Peewee can be used with any web framework or without a web framework. </text:p>
            </text:list-item>
            <text:list-item>
              <text:p text:style-name="P4"/>
            </text:list-item>
          </text:list>
        </text:list-item>
      </text:list>
      <text:p text:style-name="Heading_20_2"><text:bookmark text:name="_qweel844hhrg"/><text:soft-page-break/>JWT</text:p>
      <text:p text:style-name="Heading_20_2"><text:bookmark text:name="_c18169r5q2rz"/>CORS</text:p>
      <text:p text:style-name="Heading_20_2"><text:bookmark text:name="_zd36cnlszorz"/>HTTP VERBS</text:p>
      <text:p text:style-name="Heading_20_2"><text:bookmark text:name="_pdd939e2ojst"/>DB - ACID</text:p>
      <text:p text:style-name="Heading_20_2"><text:bookmark text:name="_ujiny4ond5zk"/>DB - ACID</text:p>
      <text:p text:style-name="Heading_20_2"><text:bookmark text:name="_xw1dgttsjhnu"/>DB - AC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376" meta:character-count="2212" meta:non-whitespace-character-count="1883"/>
    <meta:generator>LibreOfficeDev/6.0.5.2$Linux_X86_64 LibreOffice_project/</meta:generator>
  </office:meta>
</office:document-meta>
</file>